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2" svg:font-family="'Liberation Sans'" style:font-pitch="variable"/>
    <style:font-face style:name="Menlo" svg:font-family="Menlo" style:font-pitch="variable"/>
    <style:font-face style:name="PingFang SC1" svg:font-family="'PingFang SC'" style:font-pitch="variable"/>
    <style:font-face style:name="Songti SC" svg:font-family="'Songti SC'" style:font-pitch="variable"/>
    <style:font-face style:name="Courier" svg:font-family="Courier" style:font-family-generic="modern" style:font-pitch="variable"/>
    <style:font-face style:name="Liberation Sans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-color="#ff0000" draw:textarea-horizontal-align="justify" draw:textarea-vertical-align="middle" draw:auto-grow-height="false" fo:min-height="1.097cm" fo:min-width="0.847cm"/>
      <style:paragraph-properties style:writing-mode="lr-tb"/>
    </style:style>
    <style:style style:name="gr2" style:family="graphic" style:parent-style-name="standard">
      <style:graphic-properties svg:stroke-color="#800080" draw:fill-color="#3465a4" draw:textarea-horizontal-align="justify" draw:textarea-vertical-align="middle" draw:auto-grow-height="false" fo:min-height="1.097cm" fo:min-width="0.847cm"/>
      <style:paragraph-properties style:writing-mode="lr-tb"/>
    </style:style>
    <style:style style:name="gr3" style:family="graphic" style:parent-style-name="standard">
      <style:graphic-properties svg:stroke-color="#00a933" draw:fill-color="#00a933" draw:textarea-horizontal-align="justify" draw:textarea-vertical-align="middle" draw:auto-grow-height="false" fo:min-height="1.097cm" fo:min-width="0.847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703cm" fo:min-width="0.453cm"/>
      <style:paragraph-properties style:writing-mode="lr-tb"/>
    </style:style>
    <style:style style:name="gr5" style:family="graphic" style:parent-style-name="objectwithoutfill">
      <style:graphic-properties svg:stroke-width="0.053cm" svg:stroke-color="#00a933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ff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fill-color="#ffbf00" draw:textarea-horizontal-align="justify" draw:textarea-vertical-align="middle" draw:auto-grow-height="false" fo:min-height="0.703cm" fo:min-width="0.45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93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13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42cm"/>
      <style:paragraph-properties style:writing-mode="lr-tb"/>
    </style:style>
    <style:style style:name="gr11" style:family="graphic" style:parent-style-name="objectwithoutfill">
      <style:graphic-properties svg:stroke-width="0.053cm" svg:stroke-color="#0000ff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dash" draw:stroke-dash="Long_20_Dash" svg:stroke-width="0.018cm" draw:marker-start-width="0.227cm" draw:marker-end-width="0.227cm" draw:fill-color="#ffffff" draw:opacity="15%" draw:textarea-horizontal-align="justify" draw:textarea-vertical-align="middle" draw:auto-grow-height="false" fo:min-height="4.83cm" fo:min-width="11.565cm" fo:padding-top="0.134cm" fo:padding-bottom="0.134cm" fo:padding-left="0.259cm" fo:padding-right="0.25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2.54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655cm" fo:min-width="3.31cm"/>
      <style:paragraph-properties style:writing-mode="lr-tb"/>
    </style:style>
    <style:style style:name="gr15" style:family="graphic" style:parent-style-name="standard">
      <style:graphic-properties draw:fill-color="#ffe994" draw:textarea-horizontal-align="justify" draw:textarea-vertical-align="middle" draw:auto-grow-height="false" fo:min-height="1.655cm" fo:min-width="1.405cm"/>
      <style:paragraph-properties style:writing-mode="lr-tb"/>
    </style:style>
    <style:style style:name="gr16" style:family="graphic" style:parent-style-name="standard">
      <style:graphic-properties draw:stroke="dash" draw:stroke-dash="Long_20_Dash" svg:stroke-width="0.018cm" draw:marker-start-width="0.227cm" draw:marker-end-width="0.227cm" draw:fill-color="#ffffff" draw:opacity="15%" draw:textarea-horizontal-align="justify" draw:textarea-vertical-align="middle" draw:auto-grow-height="false" fo:min-height="4.812cm" fo:min-width="11.547cm" fo:padding-top="0.134cm" fo:padding-bottom="0.134cm" fo:padding-left="0.259cm" fo:padding-right="0.259cm"/>
      <style:paragraph-properties style:writing-mode="lr-tb"/>
    </style:style>
    <style:style style:name="gr17" style:family="graphic" style:parent-style-name="standard">
      <style:graphic-properties draw:stroke="dash" draw:stroke-dash="Long_20_Dash" svg:stroke-width="0.018cm" draw:marker-start-width="0.227cm" draw:marker-end-width="0.227cm" draw:fill-color="#ffffff" draw:opacity="15%" draw:textarea-horizontal-align="justify" draw:textarea-vertical-align="middle" draw:auto-grow-height="false" fo:min-height="3.542cm" fo:min-width="7.102cm" fo:padding-top="0.134cm" fo:padding-bottom="0.134cm" fo:padding-left="0.259cm" fo:padding-right="0.259cm"/>
      <style:paragraph-properties style:writing-mode="lr-tb"/>
    </style:style>
    <style:style style:name="gr18" style:family="graphic" style:parent-style-name="standard">
      <style:graphic-properties draw:stroke="dash" draw:stroke-dash="Long_20_Dash" svg:stroke-width="0.018cm" draw:marker-start-width="0.227cm" draw:marker-end-width="0.227cm" draw:fill-color="#ffffff" draw:opacity="15%" draw:textarea-horizontal-align="justify" draw:textarea-vertical-align="middle" draw:auto-grow-height="false" fo:min-height="18.782cm" fo:min-width="2.657cm" fo:padding-top="0.134cm" fo:padding-bottom="0.134cm" fo:padding-left="0.259cm" fo:padding-right="0.25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1.695cm"/>
      <style:paragraph-properties style:writing-mode="lr-tb"/>
    </style:style>
    <style:style style:name="gr20" style:family="graphic" style:parent-style-name="standard">
      <style:graphic-properties draw:fill-color="#81d41a" draw:textarea-horizontal-align="justify" draw:textarea-vertical-align="middle" draw:auto-grow-height="false" fo:min-height="1.655cm" fo:min-width="1.405cm"/>
      <style:paragraph-properties style:writing-mode="lr-tb"/>
    </style:style>
    <style:style style:name="gr21" style:family="graphic" style:parent-style-name="standard">
      <style:graphic-properties draw:fill-color="#ffbf00" draw:opacity="50%" draw:textarea-horizontal-align="justify" draw:textarea-vertical-align="middle" draw:auto-grow-height="false" fo:min-height="0.703cm" fo:min-width="0.453cm"/>
      <style:paragraph-properties style:writing-mode="lr-tb"/>
    </style:style>
    <style:style style:name="gr22" style:family="graphic" style:parent-style-name="standard">
      <style:graphic-properties draw:stroke="dash" draw:stroke-dash="Long_20_Dash" svg:stroke-width="0.018cm" draw:marker-start-width="0.227cm" draw:marker-end-width="0.227cm" draw:fill-color="#ffffff" draw:opacity="15%" draw:textarea-horizontal-align="justify" draw:textarea-vertical-align="middle" draw:auto-grow-height="false" fo:min-height="7.352cm" fo:min-width="2.657cm" fo:padding-top="0.134cm" fo:padding-bottom="0.134cm" fo:padding-left="0.259cm" fo:padding-right="0.259cm"/>
      <style:paragraph-properties style:writing-mode="lr-tb"/>
    </style:style>
    <style:style style:name="gr23" style:family="graphic" style:parent-style-name="standard">
      <style:graphic-properties draw:fill-color="#ffe994" draw:opacity="10%" draw:textarea-horizontal-align="justify" draw:textarea-vertical-align="middle" draw:auto-grow-height="false" fo:min-height="11.18cm" fo:min-width="9.6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3.81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11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48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3cm" fo:min-width="0.705cm"/>
      <style:paragraph-properties style:writing-mode="lr-tb"/>
    </style:style>
    <style:style style:name="gr28" style:family="graphic" style:parent-style-name="standard">
      <style:graphic-properties svg:stroke-color="#ffffff" draw:fill-color="#81d41a" draw:textarea-horizontal-align="justify" draw:textarea-vertical-align="middle" draw:auto-grow-height="false" fo:min-height="0.703cm" fo:min-width="0.45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5.082cm"/>
      <style:paragraph-properties style:writing-mode="lr-tb"/>
    </style:style>
    <style:style style:name="gr30" style:family="graphic" style:parent-style-name="standard">
      <style:graphic-properties draw:fill-color="#ffe994" draw:opacity="10%" draw:textarea-horizontal-align="justify" draw:textarea-vertical-align="middle" draw:auto-grow-height="false" fo:min-height="13.085cm" fo:min-width="9.6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66cm" fo:min-width="10.162cm"/>
      <style:paragraph-properties style:writing-mode="lr-tb"/>
    </style:style>
    <style:style style:name="gr32" style:family="graphic" style:parent-style-name="standard">
      <style:graphic-properties draw:fill-color="#ffd8ce" draw:textarea-horizontal-align="justify" draw:textarea-vertical-align="middle" draw:auto-grow-height="false" fo:min-height="0.703cm" fo:min-width="0.453cm"/>
      <style:paragraph-properties style:writing-mode="lr-tb"/>
    </style:style>
    <style:style style:name="gr33" style:family="graphic" style:parent-style-name="standard">
      <style:graphic-properties draw:stroke="dash" draw:stroke-dash="Long_20_Dash" svg:stroke-width="0.018cm" draw:marker-start-width="0.227cm" draw:marker-end-width="0.227cm" draw:fill-color="#ffffff" draw:opacity="15%" draw:textarea-horizontal-align="justify" draw:textarea-vertical-align="middle" draw:auto-grow-height="false" fo:min-height="3.542cm" fo:min-width="6.467cm" fo:padding-top="0.134cm" fo:padding-bottom="0.134cm" fo:padding-left="0.259cm" fo:padding-right="0.25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7cm" fo:min-width="2.54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2.4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cm" fo:min-width="3.81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cm" fo:min-width="2.49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2.11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7cm" fo:min-width="2.119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2.96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7cm" fo:min-width="3.81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3.176cm"/>
      <style:paragraph-properties style:writing-mode="lr-tb"/>
    </style:style>
    <style:style style:name="gr43" style:family="graphic" style:parent-style-name="objectwithoutfill">
      <style:graphic-properties svg:stroke-width="0.053cm" svg:stroke-color="#ff0000" draw:marker-start-width="0.279cm" draw:marker-end="Arrowheads_20_1" draw:marker-end-width="0.379cm" svg:stroke-opacity="100%" draw:stroke-linejoin="round" svg:stroke-linecap="round" draw:fill="none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1.178cm"/>
      <style:paragraph-properties style:writing-mode="lr-tb"/>
    </style:style>
    <style:style style:name="gr45" style:family="graphic" style:parent-style-name="standard">
      <style:graphic-properties draw:stroke="dash" draw:stroke-dash="Double_20_Dash_20_Dot" svg:stroke-width="0cm" draw:fill-color="#1e90ff" draw:opacity="10%" draw:textarea-horizontal-align="justify" draw:textarea-vertical-align="middle" draw:auto-grow-height="false" fo:min-height="26.737cm" fo:min-width="20.138cm"/>
      <style:paragraph-properties style:writing-mode="lr-tb"/>
    </style:style>
    <style:style style:name="gr46" style:family="graphic" style:parent-style-name="standard">
      <style:graphic-properties draw:stroke="dash" draw:stroke-dash="Double_20_Dash_20_Dot" svg:stroke-width="0cm" draw:fill-color="#87ceeb" draw:opacity="10%" draw:textarea-horizontal-align="justify" draw:textarea-vertical-align="middle" draw:auto-grow-height="false" fo:min-height="26.737cm" fo:min-width="12.51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color="#ffffff" loext:opacity="100%" style:font-name="Songti SC" fo:font-size="10pt" fo:font-weight="bold" style:font-name-asian="Songti SC" style:font-size-asian="10pt" style:font-weight-asian="bold" style:font-size-complex="10pt" style:font-weight-complex="bold"/>
    </style:style>
    <style:style style:name="P2" style:family="paragraph">
      <loext:graphic-properties draw:fill-color="#ff0000"/>
      <style:paragraph-properties fo:text-align="center" style:writing-mode="lr-tb"/>
      <style:text-properties fo:color="#ffffff" loext:opacity="100%" style:font-name="Songti SC" fo:font-size="10pt" fo:font-weight="bold" style:font-name-asian="Songti SC" style:font-size-asian="10pt" style:font-weight-asian="bold" style:font-size-complex="10pt" style:font-weight-complex="bold"/>
    </style:style>
    <style:style style:name="P3" style:family="paragraph">
      <loext:graphic-properties draw:fill-color="#3465a4"/>
      <style:paragraph-properties fo:text-align="center" style:writing-mode="lr-tb"/>
      <style:text-properties fo:color="#ffffff" loext:opacity="100%" style:font-name="Songti SC" fo:font-size="10pt" fo:font-weight="bold" style:font-name-asian="Songti SC" style:font-size-asian="10pt" style:font-weight-asian="bold" style:font-size-complex="10pt" style:font-weight-complex="bold"/>
    </style:style>
    <style:style style:name="P4" style:family="paragraph">
      <loext:graphic-properties draw:fill-color="#00a933"/>
      <style:paragraph-properties fo:text-align="center" style:writing-mode="lr-tb"/>
      <style:text-properties fo:color="#ffffff" loext:opacity="100%" style:font-name="Songti SC" fo:font-size="10pt" fo:font-weight="bold" style:font-name-asian="Songti SC" style:font-size-asian="10pt" style:font-weight-asian="bold" style:font-size-complex="10pt" style:font-weight-complex="bold"/>
    </style:style>
    <style:style style:name="P5" style:family="paragraph">
      <style:paragraph-properties fo:text-align="center" style:writing-mode="lr-tb"/>
      <style:text-properties style:font-name="Songti SC" fo:font-size="10pt" style:font-name-asian="Songti SC" style:font-size-asian="10pt" style:font-size-complex="10pt"/>
    </style:style>
    <style:style style:name="P6" style:family="paragraph">
      <loext:graphic-properties draw:fill-color="#ffffff"/>
      <style:paragraph-properties fo:text-align="center" style:writing-mode="lr-tb"/>
      <style:text-properties style:font-name="Songti SC" fo:font-size="10pt" style:font-name-asian="Songti SC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  <style:text-properties fo:color="#ffffff" loext:opacity="100%" style:font-name="Courier" fo:font-size="8pt" fo:font-weight="bold" style:font-name-asian="Songti SC" style:font-size-asian="8pt" style:font-weight-asian="bold" style:font-size-complex="8pt" style:font-weight-complex="bold"/>
    </style:style>
    <style:style style:name="P9" style:family="paragraph">
      <loext:graphic-properties draw:fill-color="#ffbf00"/>
      <style:paragraph-properties fo:text-align="center" style:writing-mode="lr-tb"/>
      <style:text-properties fo:color="#ffffff" loext:opacity="100%" style:font-name="Courier" fo:font-size="8pt" fo:font-weight="bold" style:font-name-asian="Songti SC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style:font-name="Songti SC" fo:font-size="8pt" style:font-name-asian="Songti SC" style:font-size-asian="8pt" style:font-size-complex="8pt"/>
    </style:style>
    <style:style style:name="P11" style:family="paragraph">
      <style:paragraph-properties fo:text-align="center" style:writing-mode="lr-tb"/>
      <style:text-properties fo:color="#ffffff" loext:opacity="100%" style:font-name="Songti SC" fo:font-size="10pt" style:font-name-asian="Songti SC" style:font-size-asian="10pt" style:font-size-complex="10pt"/>
    </style:style>
    <style:style style:name="P12" style:family="paragraph">
      <loext:graphic-properties draw:fill-color="#ffbf00"/>
      <style:paragraph-properties fo:text-align="center" style:writing-mode="lr-tb"/>
      <style:text-properties fo:color="#ffffff" loext:opacity="100%" style:font-name="Songti SC" fo:font-size="10pt" style:font-name-asian="Songti SC" style:font-size-asian="10pt" style:font-size-complex="10pt"/>
    </style:style>
    <style:style style:name="P13" style:family="paragraph">
      <loext:graphic-properties draw:fill-color="#ffffff" draw:opacity="15%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style:font-name="Songti SC" fo:font-size="12pt" fo:font-weight="bold" style:font-name-asian="Songti SC" style:font-size-asian="12pt" style:font-weight-asian="bold" style:font-size-complex="12pt" style:font-weight-complex="bold"/>
    </style:style>
    <style:style style:name="P15" style:family="paragraph">
      <style:paragraph-properties fo:text-align="center" style:writing-mode="lr-tb"/>
      <style:text-properties fo:color="#ffffff" loext:opacity="100%" style:font-name="Songti SC" fo:font-size="16pt" style:font-name-asian="Songti SC" style:font-size-asian="16pt" style:font-size-complex="16pt"/>
    </style:style>
    <style:style style:name="P16" style:family="paragraph">
      <style:paragraph-properties fo:text-align="center" style:writing-mode="lr-tb"/>
      <style:text-properties style:font-name="Courier" fo:font-size="8pt" style:font-size-asian="8pt" style:font-size-complex="8pt"/>
    </style:style>
    <style:style style:name="P17" style:family="paragraph">
      <loext:graphic-properties draw:fill-color="#ffe994"/>
      <style:paragraph-properties fo:text-align="center" style:writing-mode="lr-tb"/>
      <style:text-properties style:font-name="Courier" fo:font-size="8pt" style:font-size-asian="8pt" style:font-size-complex="8pt"/>
    </style:style>
    <style:style style:name="P18" style:family="paragraph">
      <style:paragraph-properties fo:text-align="center" style:writing-mode="lr-tb"/>
      <style:text-properties style:font-name="Songti SC" fo:font-size="8pt" style:font-name-asian="Songti SC" style:font-size-asian="8pt" style:font-size-complex="8pt"/>
    </style:style>
    <style:style style:name="P19" style:family="paragraph">
      <loext:graphic-properties draw:fill-color="#ffe994"/>
      <style:paragraph-properties fo:text-align="center" style:writing-mode="lr-tb"/>
      <style:text-properties style:font-name="Songti SC" fo:font-size="8pt" style:font-name-asian="Songti SC" style:font-size-asian="8pt" style:font-size-complex="8pt"/>
    </style:style>
    <style:style style:name="P20" style:family="paragraph">
      <loext:graphic-properties draw:fill-color="#ffffff" draw:opacity="15%"/>
      <style:paragraph-properties fo:text-align="center" style:writing-mode="lr-tb"/>
      <style:text-properties fo:color="#000000" loext:opacity="100%" style:font-name="Courier"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-color="#81d41a"/>
      <style:paragraph-properties fo:text-align="center" style:writing-mode="lr-tb"/>
      <style:text-properties style:font-name="Songti SC" fo:font-size="8pt" style:font-name-asian="Songti SC" style:font-size-asian="8pt" style:font-size-complex="8pt"/>
    </style:style>
    <style:style style:name="P22" style:family="paragraph">
      <loext:graphic-properties draw:fill="none" draw:fill-color="#ffffff"/>
      <style:paragraph-properties style:writing-mode="lr-tb"/>
      <style:text-properties fo:color="#ff0000" loext:opacity="100%" style:font-name="Songti SC" fo:font-size="12pt" fo:font-weight="bold" style:font-name-asian="Songti SC" style:font-size-asian="12pt" style:font-weight-asian="bold" style:font-size-complex="12pt" style:font-weight-complex="bold"/>
    </style:style>
    <style:style style:name="P23" style:family="paragraph">
      <style:paragraph-properties fo:text-align="center" style:writing-mode="lr-tb"/>
      <style:text-properties style:font-name="Menlo" fo:font-size="8pt" style:font-name-asian="Menlo" style:font-size-asian="8pt" style:font-size-complex="8pt"/>
    </style:style>
    <style:style style:name="P24" style:family="paragraph">
      <loext:graphic-properties draw:fill-color="#ffffff"/>
      <style:paragraph-properties fo:text-align="center" style:writing-mode="lr-tb"/>
      <style:text-properties style:font-name="Menlo" fo:font-size="8pt" style:font-name-asian="Menlo" style:font-size-asian="8pt" style:font-size-complex="8pt"/>
    </style:style>
    <style:style style:name="P25" style:family="paragraph">
      <loext:graphic-properties draw:fill-color="#ffbf00" draw:opacity="50%"/>
      <style:paragraph-properties fo:text-align="center" style:writing-mode="lr-tb"/>
      <style:text-properties style:font-name="Menlo" fo:font-size="8pt" style:font-name-asian="Menlo" style:font-size-asian="8pt" style:font-size-complex="8pt"/>
    </style:style>
    <style:style style:name="P26" style:family="paragraph">
      <loext:graphic-properties draw:fill-color="#ffe994" draw:opacity="10%"/>
      <style:paragraph-properties fo:text-align="center" style:writing-mode="lr-tb"/>
      <style:text-properties style:font-name="Songti SC" fo:font-size="8pt" style:font-name-asian="Songti SC" style:font-size-asian="8pt" style:font-size-complex="8pt"/>
    </style:style>
    <style:style style:name="P27" style:family="paragraph">
      <loext:graphic-properties draw:fill="none" draw:fill-color="#ffffff"/>
      <style:paragraph-properties style:writing-mode="lr-tb"/>
      <style:text-properties style:font-name="Courier" fo:font-size="15pt" fo:text-shadow="1pt 1pt" fo:font-weight="bold" style:font-size-asian="15pt" style:font-weight-asian="bold" style:font-size-complex="15pt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style:font-name="Menlo" fo:font-size="10pt" style:font-size-asian="10pt" style:font-size-complex="10pt"/>
    </style:style>
    <style:style style:name="P29" style:family="paragraph">
      <style:paragraph-properties fo:text-align="center" style:writing-mode="lr-tb"/>
      <style:text-properties fo:color="#ffffff" loext:opacity="100%" style:font-name="Menlo" fo:font-size="10pt" fo:font-weight="bold" style:font-name-asian="Songti SC" style:font-size-asian="10pt" style:font-weight-asian="bold" style:font-size-complex="10pt" style:font-weight-complex="bold"/>
    </style:style>
    <style:style style:name="P30" style:family="paragraph">
      <loext:graphic-properties draw:fill-color="#81d41a"/>
      <style:paragraph-properties fo:text-align="center" style:writing-mode="lr-tb"/>
      <style:text-properties fo:color="#ffffff" loext:opacity="100%" style:font-name="Menlo" fo:font-size="10pt" fo:font-weight="bold" style:font-name-asian="Songti SC" style:font-size-asian="10pt" style:font-weight-asian="bold" style:font-size-complex="10pt" style:font-weight-complex="bold"/>
    </style:style>
    <style:style style:name="P31" style:family="paragraph">
      <loext:graphic-properties draw:fill="none" draw:fill-color="#ffffff"/>
      <style:paragraph-properties style:writing-mode="lr-tb"/>
      <style:text-properties style:font-name="Songti SC" fo:font-size="12pt" fo:font-weight="normal" style:font-name-asian="Songti SC" style:font-size-asian="12pt" style:font-weight-asian="normal" style:font-size-complex="12pt" style:font-weight-complex="normal"/>
    </style:style>
    <style:style style:name="P32" style:family="paragraph">
      <loext:graphic-properties draw:fill-color="#ffd8ce"/>
      <style:paragraph-properties fo:text-align="center" style:writing-mode="lr-tb"/>
      <style:text-properties style:font-name="Songti SC" fo:font-size="10pt" style:font-name-asian="Songti SC" style:font-size-asian="10pt" style:font-size-complex="10pt"/>
    </style:style>
    <style:style style:name="P33" style:family="paragraph">
      <loext:graphic-properties draw:fill="none" draw:fill-color="#ffffff"/>
      <style:paragraph-properties style:writing-mode="lr-tb"/>
      <style:text-properties fo:color="#0000ff" loext:opacity="100%" style:font-name="Monaco" fo:font-size="12pt" fo:text-shadow="1pt 1pt" style:font-size-asian="12pt" style:font-size-complex="12pt"/>
    </style:style>
    <style:style style:name="P34" style:family="paragraph">
      <loext:graphic-properties draw:fill-color="#1e90ff" draw:opacity="10%"/>
      <style:paragraph-properties fo:text-align="center" style:writing-mode="lr-tb"/>
      <style:text-properties style:font-name="Songti SC" fo:font-size="8pt" style:font-name-asian="Songti SC" style:font-size-asian="8pt" style:font-size-complex="8pt"/>
    </style:style>
    <style:style style:name="P35" style:family="paragraph">
      <loext:graphic-properties draw:fill-color="#87ceeb" draw:opacity="10%"/>
      <style:paragraph-properties fo:text-align="center" style:writing-mode="lr-tb"/>
      <style:text-properties style:font-name="Songti SC" fo:font-size="8pt" style:font-name-asian="Songti SC" style:font-size-asian="8pt" style:font-size-complex="8pt"/>
    </style:style>
    <style:style style:name="P36" style:family="paragraph">
      <loext:graphic-properties draw:fill="none" draw:fill-color="#ffffff"/>
      <style:text-properties style:text-outline="false" style:font-name="Courier" fo:text-shadow="1pt 1pt" fo:font-weight="bold" style:font-weight-asian="bold" style:font-weight-complex="bold"/>
    </style:style>
    <style:style style:name="P37" style:family="paragraph">
      <style:text-properties fo:font-style="normal" fo:font-weight="normal" style:font-style-asian="normal" style:font-weight-asian="normal" style:font-style-complex="normal" style:font-weight-complex="normal"/>
    </style:style>
    <style:style style:name="P38" style:family="paragraph">
      <loext:graphic-properties draw:fill="none" draw:fill-color="#ffffff"/>
      <style:text-properties style:text-outline="false" style:font-name="Courier" fo:font-size="32pt" fo:font-style="normal" fo:text-shadow="1pt 1pt" fo:font-weight="normal" style:font-size-asian="32pt" style:font-style-asian="normal" style:font-weight-asian="normal" style:font-size-complex="32pt" style:font-style-complex="normal" style:font-weight-complex="normal"/>
    </style:style>
    <style:style style:name="T1" style:family="text">
      <style:text-properties fo:color="#ffffff" loext:opacity="100%" style:font-name="Songti SC" fo:font-size="10pt" fo:font-weight="bold" style:font-name-asian="Songti SC" style:font-size-asian="10pt" style:font-weight-asian="bold" style:font-size-complex="10pt" style:font-weight-complex="bold"/>
    </style:style>
    <style:style style:name="T2" style:family="text">
      <style:text-properties style:font-name="Songti SC" fo:font-size="10pt" style:font-name-asian="Songti SC" style:font-size-asian="10pt" style:font-size-complex="10pt"/>
    </style:style>
    <style:style style:name="T3" style:family="text">
      <style:text-properties fo:color="#ffffff" loext:opacity="100%" style:font-name="Courier" fo:font-size="8pt" fo:font-weight="bold" style:font-name-asian="Songti SC" style:font-size-asian="8pt" style:font-weight-asian="bold" style:font-size-complex="8pt" style:font-weight-complex="bold"/>
    </style:style>
    <style:style style:name="T4" style:family="text">
      <style:text-properties style:font-name="Songti SC" fo:font-size="8pt" style:font-name-asian="Songti SC" style:font-size-asian="8pt" style:font-size-complex="8pt"/>
    </style:style>
    <style:style style:name="T5" style:family="text">
      <style:text-properties fo:color="#ffffff" loext:opacity="100%" style:font-name="Songti SC" fo:font-size="10pt" style:font-name-asian="Songti SC" style:font-size-asian="10pt" style:font-size-complex="10pt"/>
    </style:style>
    <style:style style:name="T6" style:family="text">
      <style:text-properties style:font-name="Songti SC" fo:font-size="12pt" fo:font-weight="bold" style:font-name-asian="Songti SC" style:font-size-asian="12pt" style:font-weight-asian="bold" style:font-size-complex="12pt" style:font-weight-complex="bold"/>
    </style:style>
    <style:style style:name="T7" style:family="text">
      <style:text-properties fo:color="#ffffff" loext:opacity="100%" style:font-name="Songti SC" fo:font-size="16pt" style:font-name-asian="Songti SC" style:font-size-asian="16pt" style:font-size-complex="16pt"/>
    </style:style>
    <style:style style:name="T8" style:family="text">
      <style:text-properties style:font-name="Courier" fo:font-size="8pt" style:font-size-asian="8pt" style:font-size-complex="8pt"/>
    </style:style>
    <style:style style:name="T9" style:family="text">
      <style:text-properties fo:color="#ff0000" loext:opacity="100%" style:font-name="Songti SC" fo:font-size="12pt" fo:font-weight="bold" style:font-name-asian="Songti SC" style:font-size-asian="12pt" style:font-weight-asian="bold" style:font-size-complex="12pt" style:font-weight-complex="bold"/>
    </style:style>
    <style:style style:name="T10" style:family="text">
      <style:text-properties style:font-name="Menlo" fo:font-size="8pt" style:font-name-asian="Menlo" style:font-size-asian="8pt" style:font-size-complex="8pt"/>
    </style:style>
    <style:style style:name="T11" style:family="text">
      <style:text-properties style:font-name="Courier" fo:font-size="15pt" fo:text-shadow="1pt 1pt" fo:font-weight="bold" style:font-size-asian="15pt" style:font-weight-asian="bold" style:font-size-complex="15pt" style:font-weight-complex="bold"/>
    </style:style>
    <style:style style:name="T12" style:family="text">
      <style:text-properties style:font-name="Menlo" fo:font-size="10pt" style:font-size-asian="10pt" style:font-size-complex="10pt"/>
    </style:style>
    <style:style style:name="T13" style:family="text">
      <style:text-properties fo:color="#ffffff" loext:opacity="100%" style:font-name="Menlo" fo:font-size="10pt" fo:font-weight="bold" style:font-name-asian="Songti SC" style:font-size-asian="10pt" style:font-weight-asian="bold" style:font-size-complex="10pt" style:font-weight-complex="bold"/>
    </style:style>
    <style:style style:name="T14" style:family="text">
      <style:text-properties style:font-name="Songti SC" fo:font-size="12pt" fo:font-weight="normal" style:font-name-asian="Songti SC" style:font-size-asian="12pt" style:font-weight-asian="normal" style:font-size-complex="12pt" style:font-weight-complex="normal"/>
    </style:style>
    <style:style style:name="T15" style:family="text">
      <style:text-properties style:font-name="Monaco" fo:font-size="12pt" style:font-size-asian="12pt" style:font-size-complex="12pt"/>
    </style:style>
    <style:style style:name="T16" style:family="text">
      <style:text-properties style:text-outline="false" style:font-name="Courier" fo:text-shadow="1pt 1pt" fo:font-weight="bold" style:font-weight-asian="bold" style:font-weight-complex="bold"/>
    </style:style>
    <style:style style:name="T17" style:family="text">
      <style:text-properties style:text-outline="false" style:font-name="Courier" fo:font-size="32pt" fo:font-style="normal" fo:text-shadow="1pt 1pt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1.905cm" svg:height="1.905cm" svg:x="2.54cm" svg:y="2.54cm">
          <text:p text:style-name="P1"><text:span text:style-name="T1">异常终止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1.905cm" svg:height="1.905cm" svg:x="12.065cm" svg:y="2.54cm">
          <text:p text:style-name="P1"><text:span text:style-name="T1">开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9" draw:id="id19" draw:layer="layout" svg:width="1.905cm" svg:height="1.905cm" svg:x="22.226cm" svg:y="2.512cm">
          <text:p text:style-name="P1"><text:span text:style-name="T1">完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2" draw:id="id2" draw:layer="layout" svg:width="1.905cm" svg:height="1.905cm" svg:x="12.065cm" svg:y="6.35cm">
          <text:p text:style-name="P5"><text:span text:style-name="T2">选择参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6" draw:layer="layout" svg:width="1.905cm" svg:height="1.905cm" svg:x="12.065cm" svg:y="10.16cm">
          <text:p text:style-name="P5"><text:span text:style-name="T2">预处理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13.018cm" svg:y1="4.445cm" svg:x2="13.018cm" svg:y2="6.35cm" draw:start-shape="id1" draw:start-glue-point="8" draw:end-shape="id2" draw:end-glue-point="4" svg:d="M13018 4445v1905" svg:viewBox="0 0 1 1906">
          <text:p/>
        </draw:connector>
        <draw:connector draw:style-name="gr5" draw:text-style-name="P7" draw:layer="layout" svg:x1="13.017cm" svg:y1="8.255cm" svg:x2="13.017cm" svg:y2="10.16cm" svg:d="M13017 8255v1905" svg:viewBox="0 0 1 1906">
          <text:p/>
        </draw:connector>
        <draw:custom-shape draw:style-name="gr4" draw:text-style-name="P6" xml:id="id3" draw:id="id3" draw:layer="layout" svg:width="1.905cm" svg:height="1.905cm" svg:x="8.255cm" svg:y="10.16cm">
          <text:p text:style-name="P5"><text:span text:style-name="T2">权限检查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12.065cm" svg:y1="11.112cm" svg:x2="10.16cm" svg:y2="11.113cm" draw:end-shape="id3" draw:end-glue-point="7" svg:d="M12065 11112h-702v1h-1203" svg:viewBox="0 0 1906 2">
          <text:p/>
        </draw:connector>
        <draw:custom-shape draw:style-name="gr4" draw:text-style-name="P6" draw:layer="layout" svg:width="1.905cm" svg:height="1.905cm" svg:x="8.255cm" svg:y="13.97cm">
          <text:p text:style-name="P5"><text:span text:style-name="T2">返回配置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9.207cm" svg:y1="12.065cm" svg:x2="9.207cm" svg:y2="13.97cm" svg:d="M9207 12065v1905" svg:viewBox="0 0 1 1906">
          <text:p/>
        </draw:connector>
        <draw:connector draw:style-name="gr6" draw:text-style-name="P7" draw:layer="layout" svg:x1="8.255cm" svg:y1="11.113cm" svg:x2="3.493cm" svg:y2="4.445cm" draw:start-shape="id3" draw:start-glue-point="5" draw:end-shape="id4" draw:end-glue-point="8" svg:d="M8255 11113h-4762v-6668" svg:viewBox="0 0 4763 6669">
          <text:p/>
        </draw:connector>
        <draw:custom-shape draw:style-name="gr4" draw:text-style-name="P6" xml:id="id5" draw:id="id5" draw:layer="layout" svg:width="1.905cm" svg:height="1.905cm" svg:x="12.065cm" svg:y="13.97cm">
          <text:p text:style-name="P5"><text:span text:style-name="T2">获取代码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10.16cm" svg:y1="14.922cm" svg:x2="12.065cm" svg:y2="14.923cm" draw:end-shape="id5" draw:end-glue-point="5" svg:d="M10160 14922h702v1h1203" svg:viewBox="0 0 1906 2">
          <text:p/>
        </draw:connector>
        <draw:custom-shape draw:style-name="gr4" draw:text-style-name="P6" xml:id="id6" draw:id="id6" draw:layer="layout" svg:width="1.905cm" svg:height="1.905cm" svg:x="12.065cm" svg:y="17.78cm">
          <text:p text:style-name="P5"><text:span text:style-name="T2">预处理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13.017cm" svg:y1="15.875cm" svg:x2="13.017cm" svg:y2="17.78cm" svg:d="M13017 15875v1905" svg:viewBox="0 0 1 1906">
          <text:p/>
        </draw:connector>
        <draw:custom-shape draw:style-name="gr4" draw:text-style-name="P6" xml:id="id7" draw:id="id7" draw:layer="layout" svg:width="1.905cm" svg:height="1.905cm" svg:x="12.065cm" svg:y="21.59cm">
          <text:p text:style-name="P5"><text:span text:style-name="T2">项目编译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9" xml:id="id8" draw:id="id8" draw:layer="layout" svg:width="1.905cm" svg:height="1.905cm" svg:x="6.032cm" svg:y="25.4cm">
          <text:p text:style-name="P8"><text:span text:style-name="T3">SonarQub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draw:line-skew="0.451cm" svg:x1="13.97cm" svg:y1="18.733cm" svg:x2="13.97cm" svg:y2="22.543cm" draw:start-shape="id6" draw:start-glue-point="7" draw:end-shape="id7" draw:end-glue-point="7" svg:d="M13970 18733h952v3810h-952" svg:viewBox="0 0 953 3811">
          <text:p/>
        </draw:connector>
        <draw:connector draw:style-name="gr5" draw:text-style-name="P7" draw:layer="layout" draw:line-skew="-0.45cm" svg:x1="12.065cm" svg:y1="18.732cm" svg:x2="6.032cm" svg:y2="26.353cm" draw:end-shape="id8" draw:end-glue-point="5" svg:d="M12065 18732h-6985v7621h952" svg:viewBox="0 0 6986 7622">
          <text:p/>
        </draw:connector>
        <draw:frame draw:style-name="gr8" draw:text-style-name="P10" draw:layer="layout" svg:width="3.434cm" svg:height="0.649cm" svg:x="8.89cm" svg:y="21.893cm">
          <draw:text-box>
            <text:p><text:span text:style-name="T4">Java </text:span><text:span text:style-name="T4">项目先编译再扫描</text:span></text:p>
          </draw:text-box>
        </draw:frame>
        <draw:frame draw:style-name="gr9" draw:text-style-name="P10" draw:layer="layout" svg:width="1.637cm" svg:height="0.649cm" svg:x="10.477cm" svg:y="18.083cm">
          <draw:text-box>
            <text:p><text:span text:style-name="T4">一般项目</text:span></text:p>
          </draw:text-box>
        </draw:frame>
        <draw:connector draw:style-name="gr6" draw:text-style-name="P7" draw:layer="layout" svg:x1="4.762cm" svg:y1="26.67cm" svg:x2="3.493cm" svg:y2="4.445cm" draw:start-shape="id9" draw:start-glue-point="3" draw:end-shape="id4" draw:end-glue-point="8" svg:d="M4762 26670h-1269v-22225" svg:viewBox="0 0 1270 22226">
          <text:p/>
        </draw:connector>
        <draw:frame draw:style-name="gr10" draw:text-style-name="P10" draw:layer="layout" svg:width="1.92cm" svg:height="1.047cm" svg:x="5.065cm" svg:y="22.86cm">
          <draw:text-box>
            <text:p><text:span text:style-name="T4">一般项目先</text:span></text:p>
            <text:p><text:span text:style-name="T4">扫描再编译</text:span></text:p>
          </draw:text-box>
        </draw:frame>
        <draw:custom-shape draw:style-name="gr7" draw:text-style-name="P12" xml:id="id11" draw:id="id11" draw:layer="layout" svg:width="1.905cm" svg:height="1.905cm" svg:x="9.842cm" svg:y="25.4cm">
          <text:p text:style-name="P11"><text:span text:style-name="T5">单元测试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2" xml:id="id30" draw:id="id30" draw:layer="layout" svg:width="1.905cm" svg:height="1.905cm" svg:x="13.652cm" svg:y="25.4cm">
          <text:p text:style-name="P11"><text:span text:style-name="T5">Dock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draw:line-skew="-0.451cm" svg:x1="6.985cm" svg:y1="25.4cm" svg:x2="13.018cm" svg:y2="21.59cm" draw:start-shape="id8" draw:start-glue-point="4" draw:end-shape="id7" draw:end-glue-point="4" svg:d="M6985 25400v-4763h6033v953" svg:viewBox="0 0 6034 4764">
          <text:p/>
        </draw:connector>
        <draw:connector draw:style-name="gr5" draw:text-style-name="P7" draw:layer="layout" draw:line-skew="0.688cm" svg:x1="12.937cm" svg:y1="23.482cm" svg:x2="11.747cm" svg:y2="26.353cm" draw:start-shape="id10" draw:start-glue-point="2" draw:end-shape="id11" draw:end-glue-point="7" svg:d="M12937 23482h80v2871h-1270" svg:viewBox="0 0 1271 2872">
          <text:p/>
        </draw:connector>
        <draw:connector draw:style-name="gr11" draw:text-style-name="P7" draw:layer="layout" draw:line-skew="-1.111cm" svg:x1="12.065cm" svg:y1="22.543cm" svg:x2="7.937cm" svg:y2="26.353cm" draw:start-shape="id7" draw:start-glue-point="5" draw:end-shape="id8" draw:end-glue-point="7" svg:d="M12065 22543h-3175v3810h-953" svg:viewBox="0 0 4129 3811">
          <text:p/>
        </draw:connector>
        <draw:custom-shape draw:style-name="gr12" draw:text-style-name="P13" xml:id="id9" draw:id="id9" draw:layer="layout" svg:width="12.065cm" svg:height="5.08cm" svg:x="4.762cm" svg:y="24.13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3.042cm" svg:height="0.844cm" svg:x="9.34cm" svg:y="28.366cm">
          <draw:text-box>
            <text:p><text:span text:style-name="T6">并行执行阶段</text:span></text:p>
          </draw:text-box>
        </draw:frame>
        <draw:custom-shape draw:style-name="gr4" draw:text-style-name="P6" xml:id="id12" draw:id="id12" draw:layer="layout" svg:width="1.905cm" svg:height="1.905cm" svg:x="22.86cm" svg:y="22.86cm">
          <text:p text:style-name="P5"><text:span text:style-name="T2">部署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16.827cm" svg:y1="26.67cm" svg:x2="22.86cm" svg:y2="23.813cm" draw:start-shape="id9" draw:start-glue-point="1" draw:end-shape="id12" draw:end-glue-point="5" svg:d="M16827 26670h3020v-2857h3013" svg:viewBox="0 0 6034 2858">
          <text:p/>
        </draw:connector>
        <draw:custom-shape draw:style-name="gr14" draw:text-style-name="P15" xml:id="id13" draw:id="id13" draw:layer="layout" svg:width="3.81cm" svg:height="1.905cm" svg:x="25.4cm" svg:y="24.765cm">
          <text:p text:style-name="P15"><text:span text:style-name="T7">虚拟机部署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14" draw:id="id14" draw:layer="layout" svg:width="3.81cm" svg:height="1.905cm" svg:x="25.373cm" svg:y="20.955cm">
          <text:p text:style-name="P15"><text:span text:style-name="T7">容器化部署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23.813cm" svg:y1="24.765cm" svg:x2="25.4cm" svg:y2="25.717cm" draw:start-shape="id12" draw:start-glue-point="6" draw:end-shape="id13" draw:end-glue-point="3" svg:d="M23813 24765v952h1587" svg:viewBox="0 0 1588 953">
          <text:p/>
        </draw:connector>
        <draw:connector draw:style-name="gr5" draw:text-style-name="P7" draw:layer="layout" svg:x1="23.813cm" svg:y1="22.86cm" svg:x2="25.373cm" svg:y2="21.907cm" draw:start-shape="id12" draw:start-glue-point="4" draw:end-shape="id14" draw:end-glue-point="3" svg:d="M23813 22860v-953h1560" svg:viewBox="0 0 1561 954">
          <text:p/>
        </draw:connector>
        <draw:custom-shape draw:style-name="gr15" draw:text-style-name="P17" draw:layer="layout" svg:width="1.905cm" svg:height="1.905cm" svg:x="20.32cm" svg:y="14.605cm">
          <text:p text:style-name="P16"><text:span text:style-name="T8">deploy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905cm" svg:height="1.905cm" svg:x="24.13cm" svg:y="14.605cm">
          <text:p text:style-name="P16"><text:span text:style-name="T8">service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1.905cm" svg:height="1.905cm" svg:x="27.94cm" svg:y="14.605cm">
          <text:p text:style-name="P18"><text:span text:style-name="T4">其它</text:span></text:p>
          <draw:enhanced-geometry svg:viewBox="0 0 21600 21600" draw:type="rectangle" draw:enhanced-path="M 0 0 L 21600 0 21600 21600 0 21600 0 0 Z N"/>
        </draw:custom-shape>
        <draw:custom-shape draw:style-name="gr16" draw:text-style-name="P20" xml:id="id15" draw:id="id15" draw:layer="layout" svg:width="12.065cm" svg:height="5.08cm" svg:x="19.05cm" svg:y="13.335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3.042cm" svg:height="0.844cm" svg:x="23.628cm" svg:y="17.253cm">
          <draw:text-box>
            <text:p><text:span text:style-name="T6">并行执行阶段</text:span></text:p>
          </draw:text-box>
        </draw:frame>
        <draw:connector draw:style-name="gr5" draw:text-style-name="P7" draw:layer="layout" svg:x1="27.278cm" svg:y1="20.955cm" svg:x2="25.082cm" svg:y2="18.415cm" draw:start-shape="id14" draw:start-glue-point="0" draw:end-shape="id15" draw:end-glue-point="2" svg:d="M27278 20955v-1266h-2196v-1274" svg:viewBox="0 0 2197 2541">
          <text:p/>
        </draw:connector>
        <draw:custom-shape draw:style-name="gr15" draw:text-style-name="P17" draw:layer="layout" svg:width="1.905cm" svg:height="1.905cm" svg:x="24.447cm" svg:y="28.575cm">
          <text:p text:style-name="P16"><text:span text:style-name="T8">上传文件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905cm" svg:height="1.905cm" svg:x="28.257cm" svg:y="28.575cm">
          <text:p text:style-name="P16"><text:span text:style-name="T8">下线实例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xml:id="id16" draw:id="id16" draw:layer="layout" svg:width="7.62cm" svg:height="3.81cm" svg:x="23.495cm" svg:y="27.94cm">
          <text:p/>
          <draw:enhanced-geometry svg:viewBox="0 0 21600 21600" draw:type="rectangle" draw:enhanced-path="M 0 0 L 21600 0 21600 21600 0 21600 0 0 Z N"/>
        </draw:custom-shape>
        <draw:frame draw:style-name="gr13" draw:text-style-name="P14" xml:id="id23" draw:id="id23" draw:layer="layout" svg:width="3.042cm" svg:height="0.844cm" svg:x="25.85cm" svg:y="30.906cm">
          <draw:text-box>
            <text:p><text:span text:style-name="T6">并行执行阶段</text:span></text:p>
          </draw:text-box>
        </draw:frame>
        <draw:connector draw:style-name="gr5" draw:text-style-name="P7" draw:layer="layout" svg:x1="27.305cm" svg:y1="26.67cm" svg:x2="27.305cm" svg:y2="27.94cm" draw:start-shape="id13" draw:start-glue-point="2" draw:end-shape="id16" draw:end-glue-point="0" svg:d="M27305 26670v1270" svg:viewBox="0 0 1 1271">
          <text:p/>
        </draw:connector>
        <draw:connector draw:style-name="gr5" draw:text-style-name="P7" draw:layer="layout" draw:line-skew="1.274cm -0.768cm" svg:x1="25.082cm" svg:y1="13.335cm" svg:x2="22.225cm" svg:y2="7.302cm" draw:start-shape="id15" draw:start-glue-point="0" draw:end-shape="id17" draw:end-glue-point="3" svg:d="M25082 13335v-1270h-4127v-4763h1270" svg:viewBox="0 0 4128 6034">
          <text:p/>
        </draw:connector>
        <draw:custom-shape draw:style-name="gr4" draw:text-style-name="P6" xml:id="id20" draw:id="id20" draw:layer="layout" svg:width="1.905cm" svg:height="1.905cm" svg:x="34.29cm" svg:y="29.21cm">
          <text:p text:style-name="P5"><text:span text:style-name="T2">停止实例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31.115cm" svg:y1="29.845cm" svg:x2="33.655cm" svg:y2="22.86cm" draw:start-shape="id16" draw:start-glue-point="1" draw:end-shape="id18" svg:d="M31115 29845h1270v-6985h1270" svg:viewBox="0 0 2541 6986">
          <text:p/>
        </draw:connector>
        <draw:custom-shape draw:style-name="gr4" draw:text-style-name="P6" xml:id="id21" draw:id="id21" draw:layer="layout" svg:width="1.905cm" svg:height="1.905cm" svg:x="34.29cm" svg:y="25.4cm">
          <text:p text:style-name="P5"><text:span text:style-name="T2">覆盖文件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6" xml:id="id22" draw:id="id22" draw:layer="layout" svg:width="1.905cm" svg:height="1.905cm" svg:x="34.29cm" svg:y="21.59cm">
          <text:p text:style-name="P5"><text:span text:style-name="T2">启动实例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6" draw:layer="layout" svg:width="1.905cm" svg:height="1.905cm" svg:x="34.29cm" svg:y="17.78cm">
          <text:p text:style-name="P5"><text:span text:style-name="T2">检测实例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6" draw:layer="layout" svg:width="1.905cm" svg:height="1.905cm" svg:x="34.29cm" svg:y="13.97cm">
          <text:p text:style-name="P5"><text:span text:style-name="T2">上线实例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23.177cm" svg:y1="6.35cm" svg:x2="23.179cm" svg:y2="4.417cm" draw:start-shape="id17" draw:start-glue-point="0" draw:end-shape="id19" draw:end-glue-point="8" svg:d="M23177 6350v-967h2v-966" svg:viewBox="0 0 3 1934">
          <text:p/>
        </draw:connector>
        <draw:connector draw:style-name="gr5" draw:text-style-name="P7" draw:layer="layout" svg:x1="35.243cm" svg:y1="29.21cm" svg:x2="35.243cm" svg:y2="27.305cm" draw:start-shape="id20" draw:start-glue-point="4" draw:end-shape="id21" draw:end-glue-point="6" svg:d="M35243 29210v-1905" svg:viewBox="0 0 1 1906">
          <text:p/>
        </draw:connector>
        <draw:connector draw:style-name="gr5" draw:text-style-name="P7" draw:layer="layout" svg:x1="35.243cm" svg:y1="25.4cm" svg:x2="35.243cm" svg:y2="23.495cm" draw:start-shape="id21" draw:start-glue-point="4" draw:end-shape="id22" draw:end-glue-point="6" svg:d="M35243 25400v-1905" svg:viewBox="0 0 1 1906">
          <text:p/>
        </draw:connector>
        <draw:connector draw:style-name="gr5" draw:text-style-name="P7" draw:layer="layout" svg:x1="35.242cm" svg:y1="21.59cm" svg:x2="35.242cm" svg:y2="19.685cm" svg:d="M35242 21590v-1905" svg:viewBox="0 0 1 1906">
          <text:p/>
        </draw:connector>
        <draw:connector draw:style-name="gr5" draw:text-style-name="P7" draw:layer="layout" svg:x1="35.242cm" svg:y1="17.78cm" svg:x2="35.242cm" svg:y2="15.875cm" svg:d="M35242 17780v-1905" svg:viewBox="0 0 1 1906">
          <text:p/>
        </draw:connector>
        <draw:custom-shape draw:style-name="gr18" draw:text-style-name="P20" xml:id="id18" draw:id="id18" draw:layer="layout" svg:width="3.175cm" svg:height="19.05cm" svg:x="33.655cm" svg:y="13.335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2.195cm" svg:height="0.844cm" svg:x="34.263cm" svg:y="31.432cm">
          <draw:text-box>
            <text:p><text:span text:style-name="T6">循环执行</text:span></text:p>
          </draw:text-box>
        </draw:frame>
        <draw:connector draw:style-name="gr5" draw:text-style-name="P7" draw:layer="layout" draw:line-skew="0.762cm" svg:x1="36.83cm" svg:y1="22.86cm" svg:x2="24.13cm" svg:y2="7.302cm" draw:start-shape="id18" draw:start-glue-point="1" draw:end-shape="id17" draw:end-glue-point="1" svg:d="M36830 22860h1270v-15558h-13970" svg:viewBox="0 0 13971 15559">
          <text:p/>
        </draw:connector>
        <draw:custom-shape draw:style-name="gr20" draw:text-style-name="P21" xml:id="id17" draw:id="id17" draw:layer="layout" svg:width="1.905cm" svg:height="1.905cm" svg:x="22.225cm" svg:y="6.35cm">
          <text:p text:style-name="P18"><text:span text:style-name="T4">消息通知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line-skew="1.405cm" svg:x1="27.371cm" svg:y1="31.75cm" svg:x2="3.493cm" svg:y2="4.445cm" draw:start-shape="id23" draw:start-glue-point="2" draw:end-shape="id4" draw:end-glue-point="8" svg:d="M27371 31750v1905h-23878v-29210" svg:viewBox="0 0 23879 29211">
          <text:p/>
        </draw:connector>
        <draw:connector draw:style-name="gr6" draw:text-style-name="P7" draw:layer="layout" draw:line-skew="0.761cm" svg:x1="35.242cm" svg:y1="32.385cm" svg:x2="3.493cm" svg:y2="4.445cm" draw:start-shape="id18" draw:start-glue-point="2" draw:end-shape="id4" draw:end-glue-point="8" svg:d="M35242 32385v1270h-31749v-29210" svg:viewBox="0 0 31750 29211">
          <text:p/>
        </draw:connector>
        <draw:frame draw:style-name="gr19" draw:text-style-name="P22" draw:layer="layout" svg:width="2.195cm" svg:height="0.844cm" svg:x="19.077cm" svg:y="19.158cm">
          <draw:text-box>
            <text:p><text:span text:style-name="T9">异常终止</text:span></text:p>
          </draw:text-box>
        </draw:frame>
        <draw:frame draw:style-name="gr19" draw:text-style-name="P22" draw:layer="layout" svg:width="2.195cm" svg:height="0.844cm" svg:x="25.11cm" svg:y="32.811cm">
          <draw:text-box>
            <text:p><text:span text:style-name="T9">异常终止</text:span></text:p>
          </draw:text-box>
        </draw:frame>
        <draw:custom-shape draw:style-name="gr4" draw:text-style-name="P24" draw:layer="layout" svg:width="1.905cm" svg:height="1.905cm" svg:x="45.72cm" svg:y="24.765cm">
          <text:p text:style-name="P23"><text:span text:style-name="T10">生成</text:span></text:p>
          <text:p text:style-name="P23"><text:span text:style-name="T10">Dockerfi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4" xml:id="id24" draw:id="id24" draw:layer="layout" svg:width="1.905cm" svg:height="1.905cm" svg:x="45.72cm" svg:y="28.575cm">
          <text:p text:style-name="P23"><text:span text:style-name="T10">构建镜像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25" draw:layer="layout" svg:width="1.905cm" svg:height="1.905cm" svg:x="50.8cm" svg:y="28.575cm">
          <text:p text:style-name="P23"><text:span text:style-name="T10">扫描镜像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25" draw:layer="layout" svg:width="1.905cm" svg:height="1.905cm" svg:x="50.8cm" svg:y="24.765cm">
          <text:p text:style-name="P23"><text:span text:style-name="T10">上传镜像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20" xml:id="id25" draw:id="id25" draw:layer="layout" svg:width="3.175cm" svg:height="7.62cm" svg:x="50.165cm" svg:y="24.13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3.042cm" svg:height="0.844cm" svg:x="50.298cm" svg:y="30.797cm">
          <draw:text-box>
            <text:p><text:span text:style-name="T6">并行执行阶段</text:span></text:p>
          </draw:text-box>
        </draw:frame>
        <draw:connector draw:style-name="gr5" draw:text-style-name="P7" draw:layer="layout" svg:x1="46.672cm" svg:y1="26.67cm" svg:x2="46.673cm" svg:y2="28.575cm" draw:end-shape="id24" draw:end-glue-point="4" svg:d="M46672 26670v702h1v1203" svg:viewBox="0 0 2 1906">
          <text:p/>
        </draw:connector>
        <draw:connector draw:style-name="gr5" draw:text-style-name="P7" draw:layer="layout" draw:line-skew="0.255cm" svg:x1="47.625cm" svg:y1="29.527cm" svg:x2="50.165cm" svg:y2="27.94cm" draw:end-shape="id25" draw:end-glue-point="3" svg:d="M47625 29527h1270v-1587h1270" svg:viewBox="0 0 2541 1588">
          <text:p/>
        </draw:connector>
        <draw:custom-shape draw:style-name="gr23" draw:text-style-name="P26" draw:layer="layout" svg:width="10.16cm" svg:height="11.43cm" svg:x="44.45cm" svg:y="21.59cm">
          <text:p/>
          <draw:enhanced-geometry svg:viewBox="0 0 21600 21600" draw:type="rectangle" draw:enhanced-path="M 0 0 L 21600 0 21600 21600 0 21600 0 0 Z N"/>
        </draw:custom-shape>
        <draw:frame draw:style-name="gr24" draw:text-style-name="P27" draw:layer="layout" svg:width="4.312cm" svg:height="0.78cm" svg:x="45.027cm" svg:y="22.113cm">
          <draw:text-box>
            <text:p><text:span text:style-name="T11">Docker Stage</text:span></text:p>
          </draw:text-box>
        </draw:frame>
        <draw:custom-shape draw:style-name="gr4" draw:text-style-name="P6" draw:layer="layout" svg:width="1.905cm" svg:height="1.905cm" svg:x="45.72cm" svg:y="12.065cm">
          <text:p text:style-name="P5"><text:span text:style-name="T2">生成</text:span></text:p>
          <text:p text:style-name="P5"><text:span text:style-name="T2">Yam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6" draw:layer="layout" svg:width="1.905cm" svg:height="1.905cm" svg:x="45.72cm" svg:y="15.875cm">
          <text:p text:style-name="P5"><text:span text:style-name="T2">生成</text:span></text:p>
          <text:p text:style-name="P5"><text:span text:style-name="T2">Yam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6" draw:layer="layout" svg:width="1.905cm" svg:height="1.905cm" svg:x="45.72cm" svg:y="8.255cm">
          <text:p text:style-name="P5"><text:span text:style-name="T2">生成</text:span></text:p>
          <text:p text:style-name="P5"><text:span text:style-name="T2">Yam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5" draw:text-style-name="P28" draw:layer="layout" svg:width="2.619cm" svg:height="0.662cm" svg:x="45.641cm" svg:y="10.132cm">
          <draw:text-box>
            <text:p><text:span text:style-name="T12">Deployment</text:span></text:p>
          </draw:text-box>
        </draw:frame>
        <draw:frame draw:style-name="gr26" draw:text-style-name="P28" draw:layer="layout" svg:width="1.984cm" svg:height="0.662cm" svg:x="45.72cm" svg:y="13.97cm">
          <draw:text-box>
            <text:p><text:span text:style-name="T12">Service</text:span></text:p>
          </draw:text-box>
        </draw:frame>
        <draw:frame draw:style-name="gr27" draw:text-style-name="P28" draw:layer="layout" svg:width="1.205cm" svg:height="0.743cm" svg:x="46.102cm" svg:y="17.78cm">
          <draw:text-box>
            <text:p><text:span text:style-name="T12">其它</text:span></text:p>
          </draw:text-box>
        </draw:frame>
        <draw:custom-shape draw:style-name="gr28" draw:text-style-name="P30" xml:id="id27" draw:id="id27" draw:layer="layout" svg:width="1.905cm" svg:height="1.905cm" svg:x="50.8cm" svg:y="12.065cm">
          <text:p text:style-name="P29"><text:span text:style-name="T13">Deplo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30" xml:id="id28" draw:id="id28" draw:layer="layout" svg:width="1.905cm" svg:height="1.905cm" svg:x="50.8cm" svg:y="15.875cm">
          <text:p text:style-name="P29"><text:span text:style-name="T13">Deplo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30" xml:id="id26" draw:id="id26" draw:layer="layout" svg:width="1.905cm" svg:height="1.905cm" svg:x="50.8cm" svg:y="8.255cm">
          <text:p text:style-name="P29"><text:span text:style-name="T13">Deplo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9" draw:text-style-name="P27" draw:layer="layout" svg:width="5.582cm" svg:height="0.78cm" svg:x="45.085cm" svg:y="6.667cm">
          <draw:text-box>
            <text:p><text:span text:style-name="T11">Kubernetes Stage</text:span></text:p>
          </draw:text-box>
        </draw:frame>
        <draw:custom-shape draw:style-name="gr30" draw:text-style-name="P26" draw:layer="layout" svg:width="10.16cm" svg:height="13.335cm" svg:x="44.45cm" svg:y="5.715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3.042cm" svg:height="0.844cm" svg:x="50.298cm" svg:y="17.888cm">
          <draw:text-box>
            <text:p><text:span text:style-name="T6">并行执行阶段</text:span></text:p>
          </draw:text-box>
        </draw:frame>
        <draw:connector draw:style-name="gr5" draw:text-style-name="P7" draw:layer="layout" svg:x1="47.625cm" svg:y1="9.207cm" svg:x2="50.8cm" svg:y2="9.208cm" draw:end-shape="id26" draw:end-glue-point="5" svg:d="M47625 9207h1337v1h1838" svg:viewBox="0 0 3176 2">
          <text:p/>
        </draw:connector>
        <draw:connector draw:style-name="gr5" draw:text-style-name="P7" draw:layer="layout" svg:x1="47.625cm" svg:y1="13.017cm" svg:x2="50.8cm" svg:y2="13.018cm" draw:end-shape="id27" draw:end-glue-point="5" svg:d="M47625 13017h1337v1h1838" svg:viewBox="0 0 3176 2">
          <text:p/>
        </draw:connector>
        <draw:connector draw:style-name="gr5" draw:text-style-name="P7" draw:layer="layout" svg:x1="47.625cm" svg:y1="16.827cm" svg:x2="50.8cm" svg:y2="16.828cm" draw:end-shape="id28" draw:end-glue-point="5" svg:d="M47625 16827h1337v1h1838" svg:viewBox="0 0 3176 2">
          <text:p/>
        </draw:connector>
        <draw:connector draw:style-name="gr6" draw:text-style-name="P7" draw:layer="layout" svg:x1="3.492cm" svg:y1="23.177cm" svg:x2="3.492cm" svg:y2="21.272cm" svg:d="M3492 23177v-1905" svg:viewBox="0 0 1 1906">
          <text:p/>
        </draw:connector>
        <draw:connector draw:style-name="gr6" draw:text-style-name="P7" draw:layer="layout" svg:x1="18.66cm" svg:y1="33.655cm" svg:x2="16.51cm" svg:y2="33.655cm" svg:d="M18660 33655h-2150" svg:viewBox="0 0 2151 1">
          <text:p/>
        </draw:connector>
        <draw:frame draw:style-name="gr31" draw:text-style-name="P31" draw:layer="layout" svg:width="10.662cm" svg:height="3.216cm" svg:x="6.667cm" svg:y="29.527cm">
          <draw:text-box>
            <text:p><text:span text:style-name="T14">以上几个步骤根据不同语言框架会自动调整组合，任一</text:span></text:p>
            <text:p><text:span text:style-name="T14">部分失败则任务终止。</text:span></text:p>
            <text:p><text:span text:style-name="T14"/></text:p>
            <text:p><text:span text:style-name="T14">在代码编译前调用 </text:span><text:span text:style-name="T14">SonarQube </text:span><text:span text:style-name="T14">进行扫描，</text:span><text:span text:style-name="T14">Java </text:span><text:span text:style-name="T14">项目</text:span></text:p>
            <text:p><text:span text:style-name="T14">则在代码编译后扫描。</text:span></text:p>
          </draw:text-box>
        </draw:frame>
        <draw:custom-shape draw:style-name="gr32" draw:text-style-name="P32" draw:layer="layout" svg:width="1.905cm" svg:height="1.905cm" svg:x="31.115cm" svg:y="8.89cm">
          <text:p text:style-name="P5"><text:span text:style-name="T2">功能测试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0" xml:id="id29" draw:id="id29" draw:layer="layout" svg:width="6.985cm" svg:height="3.81cm" svg:x="26.67cm" svg:y="8.25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1.905cm" svg:height="1.905cm" svg:x="27.305cm" svg:y="8.89cm">
          <text:p text:style-name="P5"><text:span text:style-name="T2">接口测试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14" draw:layer="layout" svg:width="3.042cm" svg:height="0.844cm" svg:x="28.708cm" svg:y="10.903cm">
          <draw:text-box>
            <text:p><text:span text:style-name="T6">并行执行阶段</text:span></text:p>
          </draw:text-box>
        </draw:frame>
        <draw:connector draw:style-name="gr5" draw:text-style-name="P7" draw:layer="layout" svg:x1="26.67cm" svg:y1="10.16cm" svg:x2="23.177cm" svg:y2="8.255cm" draw:start-shape="id29" draw:start-glue-point="3" draw:end-shape="id17" draw:end-glue-point="2" svg:d="M26670 10160h-3493v-1905" svg:viewBox="0 0 3494 1906">
          <text:p/>
        </draw:connector>
        <draw:connector draw:style-name="gr5" draw:text-style-name="P7" draw:layer="layout" svg:x1="35.242cm" svg:y1="13.335cm" svg:x2="33.655cm" svg:y2="10.16cm" draw:start-shape="id18" draw:start-glue-point="0" draw:end-shape="id29" draw:end-glue-point="1" svg:d="M35242 13335v-3175h-1587" svg:viewBox="0 0 1588 3176">
          <text:p/>
        </draw:connector>
        <draw:frame draw:style-name="gr34" draw:text-style-name="P14" draw:layer="layout" svg:width="3.042cm" svg:height="2.707cm" svg:x="36.83cm" svg:y="28.725cm">
          <draw:text-box>
            <text:p><text:span text:style-name="T6">发出停</text:span></text:p>
            <text:p><text:span text:style-name="T6">止信号</text:span></text:p>
            <text:p><text:span text:style-name="T6">后等待</text:span></text:p>
            <text:p><text:span text:style-name="T6">60</text:span><text:span text:style-name="T6">秒</text:span></text:p>
          </draw:text-box>
        </draw:frame>
        <draw:frame draw:style-name="gr35" draw:text-style-name="P14" draw:layer="layout" svg:width="2.91cm" svg:height="0.844cm" svg:x="30.745cm" svg:y="18.415cm">
          <draw:text-box>
            <text:p><text:span text:style-name="T6">服务返回</text:span><text:span text:style-name="T6">200</text:span></text:p>
          </draw:text-box>
        </draw:frame>
        <draw:connector draw:style-name="gr5" draw:text-style-name="P7" draw:layer="layout" svg:x1="12.079cm" svg:y1="11.113cm" svg:x2="10.174cm" svg:y2="11.114cm" svg:d="M12079 11113h-952v1h-953" svg:viewBox="0 0 1906 2">
          <text:p/>
        </draw:connector>
        <draw:frame draw:style-name="gr36" draw:text-style-name="P14" draw:layer="layout" svg:width="4.312cm" svg:height="2.03cm" svg:x="5.08cm" svg:y="11.221cm">
          <draw:text-box>
            <text:p><text:span text:style-name="T6">拒绝则终止</text:span></text:p>
            <text:p><text:span text:style-name="T6"/></text:p>
            <text:p><text:span text:style-name="T6">通过则返回服务配置</text:span></text:p>
          </draw:text-box>
        </draw:frame>
        <draw:frame draw:style-name="gr37" draw:text-style-name="P14" draw:layer="layout" svg:width="2.999cm" svg:height="2.03cm" svg:x="9.333cm" svg:y="6.542cm">
          <draw:text-box>
            <text:p><text:span text:style-name="T6">参数化构建</text:span></text:p>
            <text:p><text:span text:style-name="T6"/></text:p>
            <text:p><text:span text:style-name="T6">API</text:span><text:span text:style-name="T6">构建相同</text:span></text:p>
          </draw:text-box>
        </draw:frame>
        <draw:frame draw:style-name="gr38" draw:text-style-name="P14" draw:layer="layout" svg:width="2.619cm" svg:height="0.844cm" svg:x="11.747cm" svg:y="12.173cm">
          <draw:text-box>
            <text:p><text:span text:style-name="T6">流程初始化</text:span></text:p>
          </draw:text-box>
        </draw:frame>
        <draw:frame draw:style-name="gr39" draw:text-style-name="P14" draw:layer="layout" svg:width="2.619cm" svg:height="1.437cm" svg:x="10.081cm" svg:y="15.39cm">
          <draw:text-box>
            <text:p><text:span text:style-name="T6">从配置中获</text:span></text:p>
            <text:p><text:span text:style-name="T6">取代码地址</text:span></text:p>
          </draw:text-box>
        </draw:frame>
        <draw:frame draw:style-name="gr40" draw:text-style-name="P14" draw:layer="layout" svg:width="3.465cm" svg:height="1.437cm" svg:x="13.362cm" svg:y="16.827cm">
          <draw:text-box>
            <text:p><text:span text:style-name="T6">文件处理</text:span></text:p>
            <text:p><text:span text:style-name="T6">等操作</text:span></text:p>
          </draw:text-box>
        </draw:frame>
        <draw:frame draw:style-name="gr41" draw:text-style-name="P14" draw:layer="layout" svg:width="4.312cm" svg:height="1.437cm" svg:x="24.263cm" svg:y="5.865cm">
          <draw:text-box>
            <text:p><text:span text:style-name="T6">多渠道异步消息通知</text:span></text:p>
            <text:p><text:span text:style-name="T6">准确反映真实状态</text:span></text:p>
          </draw:text-box>
        </draw:frame>
        <draw:frame draw:style-name="gr42" draw:text-style-name="P14" draw:layer="layout" svg:width="3.676cm" svg:height="0.844cm" svg:x="29.026cm" svg:y="27.096cm">
          <draw:text-box>
            <text:p><text:span text:style-name="T6">下线后等待</text:span><text:span text:style-name="T6">30</text:span><text:span text:style-name="T6">秒</text:span></text:p>
          </draw:text-box>
        </draw:frame>
        <draw:connector draw:style-name="gr43" draw:text-style-name="P7" draw:layer="layout" svg:x1="19.05cm" svg:y1="15.875cm" svg:x2="19.242cm" svg:y2="19.62cm" draw:start-shape="id15" draw:start-glue-point="3" svg:d="M19050 15875h-510v3745h702" svg:viewBox="0 0 703 3746">
          <text:p/>
        </draw:connector>
        <draw:frame draw:style-name="gr44" draw:text-style-name="P33" draw:layer="layout" svg:width="11.678cm" svg:height="0.78cm" svg:x="42.932cm" svg:y="33.51cm">
          <draw:text-box>
            <text:p><text:span text:style-name="T15">https://github.com/Statemood/jenkins-library</text:span></text:p>
          </draw:text-box>
        </draw:frame>
        <draw:connector draw:style-name="gr5" draw:text-style-name="P7" draw:layer="layout" svg:x1="31.115cm" svg:y1="15.875cm" svg:x2="30.162cm" svg:y2="12.065cm" draw:start-shape="id15" draw:start-glue-point="1" draw:end-shape="id29" draw:end-glue-point="2" svg:d="M31115 15875h508v-3175h-1461v-635" svg:viewBox="0 0 1462 3811">
          <text:p/>
        </draw:connector>
        <draw:connector draw:style-name="gr5" draw:text-style-name="P7" xml:id="id10" draw:id="id10" draw:layer="layout" svg:x1="12.937cm" svg:y1="23.482cm" svg:x2="13.652cm" svg:y2="26.353cm" draw:end-shape="id30" draw:end-glue-point="5" svg:d="M12937 23482h107v2871h608" svg:viewBox="0 0 716 2872">
          <text:p/>
        </draw:connector>
        <draw:custom-shape draw:style-name="gr45" draw:text-style-name="P34" draw:layer="layout" svg:width="20.638cm" svg:height="26.987cm" svg:x="18.097cm" svg:y="5.71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5" draw:layer="layout" svg:width="13.017cm" svg:height="26.987cm" svg:x="4.445cm" svg:y="5.715cm">
          <text:p/>
          <draw:enhanced-geometry svg:viewBox="0 0 21600 21600" draw:type="rectangle" draw:enhanced-path="M 0 0 L 21600 0 21600 21600 0 21600 0 0 Z N"/>
        </draw:custom-shape>
        <draw:frame draw:style-name="gr47" draw:text-style-name="P36" draw:layer="layout" svg:width="1.581cm" svg:height="0.886cm" svg:x="4.134cm" svg:y="4.829cm">
          <draw:text-box>
            <text:p><text:span text:style-name="T16">CI</text:span></text:p>
          </draw:text-box>
        </draw:frame>
        <draw:frame draw:style-name="gr47" draw:text-style-name="P36" draw:layer="layout" svg:width="1.581cm" svg:height="0.886cm" svg:x="17.786cm" svg:y="4.829cm">
          <draw:text-box>
            <text:p><text:span text:style-name="T16">CD</text:span></text:p>
          </draw:text-box>
        </draw:frame>
        <draw:frame draw:style-name="gr48" draw:text-style-name="P38" draw:layer="layout" svg:width="17.435cm" svg:height="1.381cm" svg:x="37.175cm" svg:y="1.27cm">
          <draw:text-box>
            <text:p text:style-name="P37"><text:span text:style-name="T17">Jenkins Pipeline Workflow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2" svg:font-family="'Liberation Sans'" style:font-pitch="variable"/>
    <style:font-face style:name="Menlo" svg:font-family="Menlo" style:font-pitch="variable"/>
    <style:font-face style:name="PingFang SC1" svg:font-family="'PingFang SC'" style:font-pitch="variable"/>
    <style:font-face style:name="Songti SC" svg:font-family="'Songti SC'" style:font-pitch="variable"/>
    <style:font-face style:name="Courier" svg:font-family="Courier" style:font-family-generic="modern" style:font-pitch="variable"/>
    <style:font-face style:name="Liberation Sans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300%"/>
    <draw:stroke-dash draw:name="Double_20_Dash" draw:display-name="Double Dash" draw:style="rect" draw:dots1="1" draw:dots1-length="1100%" draw:dots2="1" draw:dots2-length="1100%" draw:distance="500%"/>
    <draw:stroke-dash draw:name="Double_20_Dash_20_Dot" draw:display-name="Double Dash Dot" draw:style="rect" draw:dots1="1" draw:dots1-length="1100%" draw:dots2="1" draw:dots2-length="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5.982cm" fo:page-height="35.0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2-03T14:57:59.827684127</meta:creation-date>
    <dc:date>2021-02-04T10:51:38.379602974</dc:date>
    <meta:editing-duration>PT8H32M8S</meta:editing-duration>
    <meta:editing-cycles>199</meta:editing-cycles>
    <meta:generator>LibreOffice/7.0.4.2$MacOSX_X86_64 LibreOffice_project/dcf040e67528d9187c66b2379df5ea4407429775</meta:generator>
    <meta:document-statistic meta:object-count="121"/>
  </office:meta>
</office:document-meta>
</file>